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style:style style:name="P29" style:family="paragraph" style:parent-style-name="Text_20_body" style:list-style-name="L6">
      <style:paragraph-properties fo:margin-top="0in" fo:margin-bottom="0in"/>
    </style:style>
    <style:style style:name="P30" style:family="paragraph" style:parent-style-name="Text_20_body" style:list-style-name="L7">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8">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9">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0">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12">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3">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14">
    </style:style>
  </office:automatic-styles>
  <office:body>
    <office:text>
      <text:h text:style-name="Heading_20_1" text:outline-level="1"><text:bookmark-start text:name="for-loops"/>For Loops<text:bookmark-end text:name="for-loops"/></text:h>
      <text:h text:style-name="Heading_20_2" text:outline-level="2"><text:bookmark-start text:name="counter-controlled-loops"/>Counter-controlled loops<text:bookmark-end text:name="counter-controlled-loops"/></text:h>
      <text:list text:style-name="L1">
        <text:list-item>
          <text:p text:style-name="P1">Previously, when we learned about loop vocabulary, we looked at counter-controlled <text:span text:style-name="Source_Text">while</text:span> loops</text:p>
        </text:list-item>
        <text:list-item>
          <text:p text:style-name="P1">Although counter-controlled loops can perform many different kinds of actions in the body of the loop, they all use very similar code for managing the counter variable</text:p>
        </text:list-item>
        <text:list-item>
          <text:p text:style-name="P1">Two examples of counter-controlled <text:span text:style-name="Source_Text">while</text:span> loops:</text:p>
          <text:p text:style-name="P2">int i = 0;</text:p>
          <text:p text:style-name="P3">while(i &lt; 10)</text:p>
          <text:p text:style-name="P4">{</text:p>
          <text:p text:style-name="P5"><text:s text:c="4"/>Console.WriteLine($"{i}");</text:p>
          <text:p text:style-name="P6"><text:s text:c="4"/>i++;</text:p>
          <text:p text:style-name="P7">}</text:p>
          <text:p text:style-name="P8">Console.WriteLine("Done");</text:p>
          <text:p text:style-name="P9">int num = 1, total = 0;</text:p>
          <text:p text:style-name="P10">while(num &lt;= 25)</text:p>
          <text:p text:style-name="P11">{</text:p>
          <text:p text:style-name="P12"><text:s text:c="4"/>total += num;</text:p>
          <text:p text:style-name="P13"><text:s text:c="4"/>num++;</text:p>
          <text:p text:style-name="P14">}</text:p>
          <text:p text:style-name="P15">Console.WriteLine($"The sum is {total}");</text:p>
          <text:p text:style-name="P1">Notice that in both cases, we’ve written the same three pieces of code:</text:p>
          <text:list text:style-name="L2">
            <text:list-item>
              <text:p text:style-name="P16">Initialize a counter variable (<text:span text:style-name="Source_Text">i</text:span> or <text:span text:style-name="Source_Text">num</text:span>) before the loop starts</text:p>
            </text:list-item>
            <text:list-item>
              <text:p text:style-name="P16">Write a loop condition that will become false when the counter reaches a certain value (<text:span text:style-name="Source_Text">i &lt; 10</text:span> or <text:span text:style-name="Source_Text">num &lt;= 25</text:span>)</text:p>
            </text:list-item>
            <text:list-item>
              <text:p text:style-name="P16">Increment the counter variable at the end of each loop iteration, as the last line of the body</text:p>
            </text:list-item>
          </text:list>
        </text:list-item>
      </text:list>
      <text:h text:style-name="Heading_20_2" text:outline-level="2"><text:bookmark-start text:name="for-loop-example-and-syntax"/><text:span text:style-name="Source_Text">for</text:span> loop example and syntax<text:bookmark-end text:name="for-loop-example-and-syntax"/></text:h>
      <text:list text:style-name="L3">
        <text:list-item>
          <text:p text:style-name="P17">This <text:span text:style-name="Source_Text">for</text:span> loop does the same thing as the first of the two <text:span text:style-name="Source_Text">while</text:span> loops above:</text:p>
          <text:p text:style-name="P18">for(int i = 0; i &lt; 10; i++)</text:p>
          <text:p text:style-name="P19">{</text:p>
          <text:p text:style-name="P20"><text:s text:c="4"/>Console.WriteLine($"{i}");</text:p>
          <text:p text:style-name="P21">}</text:p>
          <text:p text:style-name="P22">Console.WriteLine("Done");</text:p>
          <text:list text:style-name="L4">
            <text:list-item>
              <text:p text:style-name="P23">The <text:span text:style-name="Source_Text">for</text:span> statement actually contains 3 statements in 1 line; note that they are separated by semicolons</text:p>
            </text:list-item>
            <text:list-item>
              <text:p text:style-name="P23">The code to initialize the counter variable has moved inside the <text:span text:style-name="Source_Text">for</text:span> statement, and appears first</text:p>
            </text:list-item>
            <text:list-item>
              <text:p text:style-name="P23">Next is the loop condition, <text:span text:style-name="Source_Text">i &lt; 10</text:span></text:p>
            </text:list-item>
            <text:list-item>
              <text:p text:style-name="P23">The third statement is the increment operation, <text:span text:style-name="Source_Text">i++</text:span>, which no longer needs to be written at the end of the loop body</text:p>
            </text:list-item>
          </text:list>
        </text:list-item>
        <text:list-item>
          <text:p text:style-name="P17">In general, <text:span text:style-name="Source_Text">for</text:span> loops have this syntax:</text:p>
          <text:p text:style-name="P24">for(&lt;initialization&gt;; &lt;condition&gt;; &lt;update&gt;)</text:p>
          <text:p text:style-name="P25">{</text:p>
          <text:p text:style-name="P26"><text:s text:c="4"/>&lt;statements&gt;</text:p>
          <text:p text:style-name="P27">}</text:p>
          <text:list text:style-name="L5">
            <text:list-item>
              <text:p text:style-name="P28">The initialization statement is executed once, when the program first reaches the loop. This is where you declare and initialize the counter variable.</text:p>
            </text:list-item>
            <text:list-item>
              <text:p text:style-name="P28">The condition statement works exactly the same as a <text:span text:style-name="Source_Text">while</text:span> loop’s condition statement: Before executing the loop’s body, the computer checks the condition, and skips the body (ending the loop) if it is false.</text:p>
            </text:list-item>
            <text:list-item>
              <text:p text:style-name="P28">The update statement is code that will be executed each time the loop’s body <text:span text:style-name="T1">ends</text:span>, before checking the condition again. You can imagine that it gets inserted right before the closing <text:span text:style-name="Source_Text">}</text:span> of the loop body. This is where you increment the counter variable.</text:p>
            </text:list-item>
          </text:list>
        </text:list-item>
        <text:list-item>
          <text:p text:style-name="P17">Examining the example in detail</text:p>
          <text:list text:style-name="L6">
            <text:list-item>
              <text:p text:style-name="P29">When the computer executes our example <text:span text:style-name="Source_Text">for</text:span> loop, it first creates the variable <text:span text:style-name="Source_Text">i</text:span> and initializes it to 0</text:p>
            </text:list-item>
            <text:list-item>
              <text:p text:style-name="P29">Then it evaluates the condition <text:span text:style-name="Source_Text">i &lt; 10</text:span>, which is true, so it executes the loop’s body. The computer displays “0” in the console.</text:p>
            </text:list-item>
            <text:list-item>
              <text:p text:style-name="P29">At the end of the code block for the loop’s body, the computer executes the update code, <text:span text:style-name="Source_Text">i++</text:span>, and changes the value of <text:span text:style-name="Source_Text">i</text:span> to 1.</text:p>
            </text:list-item>
            <text:list-item>
              <text:p text:style-name="P29">Then it returns to the beginning of the loop and evaluates the condition again. Since it is still true, it executes the loop body again.</text:p>
            </text:list-item>
            <text:list-item>
              <text:p text:style-name="P29">This process repeats several more times. On the last iteration, <text:span text:style-name="Source_Text">i</text:span> is equal to 9. The computer displays “9” on the screen, then increments <text:span text:style-name="Source_Text">i</text:span> to 10 at the end of the loop body.</text:p>
            </text:list-item>
            <text:list-item>
              <text:p text:style-name="P29">The computer returns to the <text:span text:style-name="Source_Text">for</text:span> statement and evaluates the condition, but <text:span text:style-name="Source_Text">i &lt; 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Source_Text">for</text:span> Loops<text:bookmark-end text:name="limitations-and-pitfalls-of-using-for-loops"/></text:h>
      <text:h text:style-name="Heading_20_3" text:outline-level="3"><text:bookmark-start text:name="scope-of-the-for-loops-variable"/>Scope of the <text:span text:style-name="Source_Text">for</text:span> loop’s variable<text:bookmark-end text:name="scope-of-the-for-loops-variable"/></text:h>
      <text:list text:style-name="L7">
        <text:list-item>
          <text:p text:style-name="P30">When you declare a counter variable in the <text:span text:style-name="Source_Text">for</text:span> statement, its scope is limited to <text:span text:style-name="T1">inside</text:span> the loop</text:p>
        </text:list-item>
        <text:list-item>
          <text:p text:style-name="P30">Just like method parameters, it is as if the variable declaration happened just inside the opening <text:span text:style-name="Source_Text">{</text:span>, so it can only be accessed inside that code block</text:p>
        </text:list-item>
        <text:list-item>
          <text:p text:style-name="P30">This means you cannot use a counter variable after the end of the loop. This code will produce a compile error:</text:p>
          <text:p text:style-name="P31">int total = 0;</text:p>
          <text:p text:style-name="P32">for(int count = 0; count &lt; 10; count++)</text:p>
          <text:p text:style-name="P33">{</text:p>
          <text:p text:style-name="P34"><text:s text:c="4"/>total += count;</text:p>
          <text:p text:style-name="P35">}</text:p>
          <text:p text:style-name="P36">Console.WriteLine($"The average is {(double) total / count}");</text:p>
        </text:list-item>
        <text:list-item>
          <text:p text:style-name="P30">If you want to use the counter variable after the end of the loop, you must declare it <text:span text:style-name="T1">before</text:span> the loop</text:p>
        </text:list-item>
        <text:list-item>
          <text:p text:style-name="P30">This means your loop’s initialization statement will need to assign the variable its starting value, but not declare it</text:p>
        </text:list-item>
        <text:list-item>
          <text:p text:style-name="P30">This code works correctly, since <text:span text:style-name="Source_Text">count</text:span> is still in scope after the end of the loop:</text:p>
          <text:p text:style-name="P37">int total = 0;</text:p>
          <text:p text:style-name="P38">int count;</text:p>
          <text:p text:style-name="P39">for(count = 0; count &lt; 10; count++)</text:p>
          <text:p text:style-name="P40">{</text:p>
          <text:p text:style-name="P41"><text:s text:c="4"/>total += count;</text:p>
          <text:p text:style-name="P42">}</text:p>
          <text:p text:style-name="P43">Console.WriteLine($"The average is {(double) total / count}");</text:p>
        </text:list-item>
      </text:list>
      <text:h text:style-name="Heading_20_3" text:outline-level="3"><text:bookmark-start text:name="accidentally-re-declaring-a-variable"/>Accidentally re-declaring a variable<text:bookmark-end text:name="accidentally-re-declaring-a-variable"/></text:h>
      <text:list text:style-name="L8">
        <text:list-item>
          <text:p text:style-name="P44">If your <text:span text:style-name="Source_Text">for</text:span> loop declares a new variable in its initialization statement, it cannot have the same name as a variable already in scope</text:p>
        </text:list-item>
        <text:list-item>
          <text:p text:style-name="P44">If you want your counter variable to still be in scope after the end of the loop, you cannot also declare it in the <text:span text:style-name="Source_Text">for</text:span> loop. This is why we had to write <text:span text:style-name="Source_Text">for(count = 0...</text:span> instead of <text:span text:style-name="Source_Text">for(int count = 0...</text:span> in the previous example: the name <text:span text:style-name="Source_Text">count</text:span> was already being used.</text:p>
        </text:list-item>
        <text:list-item>
          <text:p text:style-name="P44">Since counter variables often use short, common names (like <text:span text:style-name="Source_Text">i</text:span> or <text:span text:style-name="Source_Text">count</text:span>), it is more likely that you’ll accidentally re-use one that’s already in scope</text:p>
        </text:list-item>
        <text:list-item>
          <text:p text:style-name="P44">For example, you might have a program with many <text:span text:style-name="Source_Text">for</text:span> loops, and in one of them you decide to declare the counter variable outside the loop because you need to use it after the end of the loop. This can cause an error in a different <text:span text:style-name="Source_Text">for</text:span> loop much later in the program:</text:p>
          <text:p text:style-name="P45">int total = 0;</text:p>
          <text:p text:style-name="P46">int i;</text:p>
          <text:p text:style-name="P47">for(i = 0; i &lt; 10; i++)</text:p>
          <text:p text:style-name="P48">{</text:p>
          <text:p text:style-name="P49"><text:s text:c="4"/>total += i;</text:p>
          <text:p text:style-name="P50">}</text:p>
          <text:p text:style-name="P51">Console.WriteLine($"The average is {(double) total / i}");</text:p>
          <text:p text:style-name="P52">// Many more lines of code</text:p>
          <text:p text:style-name="P53">// ...</text:p>
          <text:p text:style-name="P54">// Some time later:</text:p>
          <text:p text:style-name="P55">for(int i = 0; i &lt; 10; i++)</text:p>
          <text:p text:style-name="P56">{</text:p>
          <text:p text:style-name="P57"><text:s text:c="4"/>Console.WriteLine($"{i}");</text:p>
          <text:p text:style-name="P58">}</text:p>
          <text:p text:style-name="P44">The compiler will produce an error on the second <text:span text:style-name="Source_Text">for</text:span> loop, because the name “i” is already being used.</text:p>
        </text:list-item>
        <text:list-item>
          <text:p text:style-name="P44">On the other hand, if all of your <text:span text:style-name="Source_Text">for</text:span> loops declare their variables inside the <text:span text:style-name="Source_Text">for</text:span> statement, it is perfectly fine to reuse the same variable name. This code does not produce any errors:</text:p>
          <text:p text:style-name="P59">int total = 0;</text:p>
          <text:p text:style-name="P60">for(int i = 0; i &lt; 10; i++)</text:p>
          <text:p text:style-name="P61">{</text:p>
          <text:p text:style-name="P62"><text:s text:c="4"/>total += i;</text:p>
          <text:p text:style-name="P63">}</text:p>
          <text:p text:style-name="P64">Console.WriteLine($"The total is {total}");</text:p>
          <text:p text:style-name="P65">// Some time later:</text:p>
          <text:p text:style-name="P66">for(int i = 0; i &lt; 10; i++)</text:p>
          <text:p text:style-name="P67">{</text:p>
          <text:p text:style-name="P68"><text:s text:c="4"/>Console.WriteLine($"{i}");</text:p>
          <text:p text:style-name="P69">}</text:p>
        </text:list-item>
      </text:list>
      <text:h text:style-name="Heading_20_3" text:outline-level="3"><text:bookmark-start text:name="accidentally-double-incrementing-the-counter"/>Accidentally double-incrementing the counter<text:bookmark-end text:name="accidentally-double-incrementing-the-counter"/></text:h>
      <text:list text:style-name="L9">
        <text:list-item>
          <text:p text:style-name="P70">Now that you know about <text:span text:style-name="Source_Text">for</text:span> loops, you may want to convert some of your counter-controlled <text:span text:style-name="Source_Text">while</text:span> loops to <text:span text:style-name="Source_Text">for</text:span> loops</text:p>
        </text:list-item>
        <text:list-item>
          <text:p text:style-name="P70">Remember that in a <text:span text:style-name="Source_Text">while</text:span> loop the counter must be incremented in the loop body, but in a <text:span text:style-name="Source_Text">for</text:span> loop the increment is part of the loop’s header</text:p>
        </text:list-item>
        <text:list-item>
          <text:p text:style-name="P70">If you just convert the header of the loop and leave the body the same, you will end up incrementing the counter <text:span text:style-name="T1">twice</text:span> per iteration. For example, if you convert this <text:span text:style-name="Source_Text">while</text:span> loop:</text:p>
          <text:p text:style-name="P71">int i = 0;</text:p>
          <text:p text:style-name="P72">while(i &lt; 10)</text:p>
          <text:p text:style-name="P73">{</text:p>
          <text:p text:style-name="P74"><text:s text:c="4"/>Console.WriteLine($"{i}");</text:p>
          <text:p text:style-name="P75"><text:s text:c="4"/>i++;</text:p>
          <text:p text:style-name="P76">}</text:p>
          <text:p text:style-name="P77">Console.WriteLine("Done");</text:p>
          <text:p text:style-name="P70">to this <text:span text:style-name="Source_Text">for</text:span> loop:</text:p>
          <text:p text:style-name="P78">for(int i = 0; i &lt; 10; i++)</text:p>
          <text:p text:style-name="P79">{</text:p>
          <text:p text:style-name="P80"><text:s text:c="4"/>Console.WriteLine($"{i}");</text:p>
          <text:p text:style-name="P81"><text:s text:c="4"/>i++;</text:p>
          <text:p text:style-name="P82">}</text:p>
          <text:p text:style-name="P83">Console.WriteLine("Done");</text:p>
          <text:p text:style-name="P70">it will not work correctly, because <text:span text:style-name="Source_Text">i</text:span> will be incremented by both the loop body and the loop’s update statement. The loop will seem to “skip” every other value of <text:span text:style-name="Source_Text">i</text:span>.</text:p>
        </text:list-item>
      </text:list>
      <text:h text:style-name="Heading_20_2" text:outline-level="2"><text:bookmark-start text:name="more-ways-to-use-for-loops"/>More Ways to use <text:span text:style-name="Source_Text">for</text:span> Loops<text:bookmark-end text:name="more-ways-to-use-for-loops"/></text:h>
      <text:h text:style-name="Heading_20_3" text:outline-level="3"><text:bookmark-start text:name="complex-condition-statements"/>Complex condition statements<text:bookmark-end text:name="complex-condition-statements"/></text:h>
      <text:list text:style-name="L10">
        <text:list-item>
          <text:p text:style-name="P84">The condition in a <text:span text:style-name="Source_Text">for</text:span> loop can be any expression that results in a <text:span text:style-name="Source_Text">bool</text:span> value</text:p>
        </text:list-item>
        <text:list-item>
          <text:p text:style-name="P84">If the condition compares the counter to a variable, the number of iterations depends on the variable. If the variable comes from user input, the loop is also user-controlled, like in this example:</text:p>
          <text:p text:style-name="P85">Console.WriteLine("Enter a positive number.");</text:p>
          <text:p text:style-name="P86">int numTimes = int.Parse(Console.ReadLine());</text:p>
          <text:p text:style-name="P87">for(int c = 0; c &lt; numTimes; c++)</text:p>
          <text:p text:style-name="P88">{</text:p>
          <text:p text:style-name="P89"><text:s text:c="4"/>Console.WriteLine("**********");</text:p>
          <text:p text:style-name="P90">}</text:p>
        </text:list-item>
        <text:list-item>
          <text:p text:style-name="P84">The condition can compare the counter to the result of a method call. In this case, the method will get called on every iteration of the loop, since the condition is re-evaluated every time the loop returns to the beginning. For example, in this loop:</text:p>
          <text:p text:style-name="P91">for(int i = 1; i &lt;= (int) myItem.GetPrice(); i++)</text:p>
          <text:p text:style-name="P92">{</text:p>
          <text:p text:style-name="P93"><text:s text:c="4"/>Console.WriteLine($"${i}");</text:p>
          <text:p text:style-name="P94">}</text:p>
          <text:p text:style-name="P84">the <text:span text:style-name="Source_Text">GetPrice()</text:span> method of <text:span text:style-name="Source_Text">myItem</text:span> will be called every time the condition is evaluated.</text:p>
        </text:list-item>
      </text:list>
      <text:h text:style-name="Heading_20_3" text:outline-level="3"><text:bookmark-start text:name="complex-update-statements"/>Complex update statements<text:bookmark-end text:name="complex-update-statements"/></text:h>
      <text:list text:style-name="L11">
        <text:list-item>
          <text:p text:style-name="P95">The update statement can be anything, not just an increment operation</text:p>
        </text:list-item>
        <text:list-item>
          <text:p text:style-name="P95">For example, you can write a loop that only processes the even numbers like this:</text:p>
          <text:p text:style-name="P96">for(int i = 0; i &lt; 19; i += 2)</text:p>
          <text:p text:style-name="P97">{</text:p>
          <text:p text:style-name="P98"><text:s text:c="4"/>Console.WriteLine($"{i}");</text:p>
          <text:p text:style-name="P99">}</text:p>
        </text:list-item>
        <text:list-item>
          <text:p text:style-name="P95">You can write a loop that decreases the counter variable on every iteration, like this:</text:p>
          <text:p text:style-name="P100">for(int t = 10; t &gt; 0; t--)</text:p>
          <text:p text:style-name="P101">{</text:p>
          <text:p text:style-name="P102"><text:s text:c="4"/>Console.Write($"{t}...");</text:p>
          <text:p text:style-name="P103">}</text:p>
          <text:p text:style-name="P104">Console.WriteLine("Liftoff!");</text:p>
        </text:list-item>
      </text:list>
      <text:h text:style-name="Heading_20_3" text:outline-level="3"><text:bookmark-start text:name="complex-loop-bodies"/>Complex loop bodies<text:bookmark-end text:name="complex-loop-bodies"/></text:h>
      <text:list text:style-name="L12">
        <text:list-item>
          <text:p text:style-name="P105">The loop body can contain more complex statements, including other decision structures</text:p>
        </text:list-item>
        <text:list-item>
          <text:p text:style-name="P105"><text:span text:style-name="Source_Text">if</text:span> statements can be nested inside <text:span text:style-name="Source_Text">for</text:span> loops, and they will be evaluated again on every iteration</text:p>
        </text:list-item>
        <text:list-item>
          <text:p text:style-name="P105">For example, in this program:</text:p>
          <text:p text:style-name="P106">for(int i = 0; i &lt; 8; i++)</text:p>
          <text:p text:style-name="P107">{</text:p>
          <text:p text:style-name="P108"><text:s text:c="4"/>if(i % 2 == 0)</text:p>
          <text:p text:style-name="P109"><text:s text:c="4"/>{</text:p>
          <text:p text:style-name="P110"><text:s text:c="8"/>Console.WriteLine("It's my turn");</text:p>
          <text:p text:style-name="P111"><text:s text:c="4"/>}</text:p>
          <text:p text:style-name="P112"><text:s text:c="4"/>else</text:p>
          <text:p text:style-name="P113"><text:s text:c="4"/>{</text:p>
          <text:p text:style-name="P114"><text:s text:c="8"/>Console.WriteLine("It's your turn");</text:p>
          <text:p text:style-name="P115"><text:s text:c="4"/>}</text:p>
          <text:p text:style-name="P116"><text:s text:c="4"/>Console.WriteLine("Switching players...");</text:p>
          <text:p text:style-name="P117">}</text:p>
          <text:p text:style-name="P105">On even-numbered iterations, the computer will display “It’s my turn” followed by “Switching players…”, and on odd-numbered iterations the computer will display “It’s your turn” followed by “Switching players…”</text:p>
        </text:list-item>
        <text:list-item>
          <text:p text:style-name="P105"><text:span text:style-name="Source_Text">for</text:span> loops can contain other <text:span text:style-name="Source_Text">for</text:span> loops. This means the “inner” loop will execute all of its iterations each time the “outer” loop executes one iteration.</text:p>
        </text:list-item>
        <text:list-item>
          <text:p text:style-name="P105">For example, this program prints a multiplication table:</text:p>
          <text:p text:style-name="P118">for(int r = 0; r &lt; 11; r++)</text:p>
          <text:p text:style-name="P119">{</text:p>
          <text:p text:style-name="P120"><text:s text:c="4"/>for(int c = 0; c &lt; 11; c++)</text:p>
          <text:p text:style-name="P121"><text:s text:c="4"/>{</text:p>
          <text:p text:style-name="P122"><text:s text:c="8"/>Console.Write($"{r} x {c} = {r * c} \t");</text:p>
          <text:p text:style-name="P123"><text:s text:c="4"/>}</text:p>
          <text:p text:style-name="P124"><text:s text:c="4"/>Console.Write("\n");</text:p>
          <text:p text:style-name="P125">}</text:p>
          <text:p text:style-name="P105">The outer loop prints the rows of the table, while the inner loop prints the columns. On a single iteration of the outer <text:span text:style-name="Source_Text">for</text:span> loop (i.e. when <text:span text:style-name="Source_Text">r = 2</text:span>), the inner <text:span text:style-name="Source_Text">for</text:span> loop executes its body 11 times, using values of <text:span text:style-name="Source_Text">c</text:span> from 0 to 10. Then the computer executes the <text:span text:style-name="Source_Text">Console.Write("\n")</text:span> to print a newline before the next “row” iteration.</text:p>
        </text:list-item>
      </text:list>
      <text:h text:style-name="Heading_20_3" text:outline-level="3"><text:bookmark-start text:name="combining-for-and-while-loops"/>Combining <text:span text:style-name="Source_Text">for</text:span> and <text:span text:style-name="Source_Text">while</text:span> loops<text:bookmark-end text:name="combining-for-and-while-loops"/></text:h>
      <text:list text:style-name="L13">
        <text:list-item>
          <text:p text:style-name="P126"><text:span text:style-name="Source_Text">while</text:span> loops are good for sentinel-controlled loops or user-input validation, and <text:span text:style-name="Source_Text">for</text:span> loops are good for counter-controlled loops</text:p>
        </text:list-item>
        <text:list-item>
          <text:p text:style-name="P126">This program asks the user to enter a number, then uses a <text:span text:style-name="Source_Text">for</text:span> loop to print that number of asterisks on a single line:</text:p>
          <text:p text:style-name="P127">string userInput;</text:p>
          <text:p text:style-name="P128">do</text:p>
          <text:p text:style-name="P129">{</text:p>
          <text:p text:style-name="P130"><text:s text:c="4"/>Console.WriteLine("Enter a positive number, or \"Q\" to stop");</text:p>
          <text:p text:style-name="P131"><text:s text:c="4"/>userInput = Console.ReadLine();</text:p>
          <text:p text:style-name="P132"><text:s text:c="4"/>int inputNum;</text:p>
          <text:p text:style-name="P133"><text:s text:c="4"/>int.TryParse(userInput, out inputNum);</text:p>
          <text:p text:style-name="P134"><text:s text:c="4"/>if(inputNum &gt; 0)</text:p>
          <text:p text:style-name="P135"><text:s text:c="4"/>{</text:p>
          <text:p text:style-name="P136"><text:s text:c="8"/>for(int c = 0; c &lt; inputNum; c++)</text:p>
          <text:p text:style-name="P137"><text:s text:c="8"/>{</text:p>
          <text:p text:style-name="P138"><text:s text:c="12"/>Console.Write("*");</text:p>
          <text:p text:style-name="P139"><text:s text:c="8"/>}</text:p>
          <text:p text:style-name="P140"><text:s text:c="8"/>Console.WriteLine();</text:p>
          <text:p text:style-name="P141"><text:s text:c="4"/>}</text:p>
          <text:p text:style-name="P142">} while(userInput != "Q");</text:p>
          <text:list text:style-name="L14">
            <text:list-item>
              <text:p text:style-name="P143">The sentinel value “Q” is used to end the program, so the outer <text:span text:style-name="Source_Text">while</text:span> loop repeats until the user enters this value</text:p>
            </text:list-item>
            <text:list-item>
              <text:p text:style-name="P143">Once the user enters a number, that number is used in the condition for a <text:span text:style-name="Source_Text">for</text:span> loop that prints asterisks using <text:span text:style-name="Source_Text">Console.Write()</text:span>. After the <text:span text:style-name="Source_Text">for</text:span> loop ends, we use <text:span text:style-name="Source_Text">Console.WriteLine()</text:span> with no argument to end the line (print a newline).</text:p>
            </text:list-item>
            <text:list-item>
              <text:p text:style-name="P143">Since the user could enter either a letter or a number, we need to use <text:span text:style-name="Source_Text">TryParse</text:span> to convert the user’s input to a number</text:p>
            </text:list-item>
            <text:list-item>
              <text:p text:style-name="P143">If <text:span text:style-name="Source_Text">TryParse</text:span> fails (because the user entered a non-number), <text:span text:style-name="Source_Text">inputNum</text:span> will be assigned the value 0. This is also an invalid value for the loop counter, so we do not need to check whether <text:span text:style-name="Source_Text">TryParse</text:span> returned <text:span text:style-name="Source_Text">true</text:span> or <text:span text:style-name="Source_Text">false</text:span>. Instead, we simply check whether <text:span text:style-name="Source_Text">inputNum</text:span> is valid (greater than 0) before executing the <text:span text:style-name="Source_Text">for</text:span> loop, and skip the <text:span text:style-name="Source_Text">for</text:span> loop entirely if <text:span text:style-name="Source_Text">inputNum</text:span> is negative or 0.</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6Z</meta:creation-date>
    <dc:date>2024-08-15T18:01:46Z</dc:date>
  </office:meta>
</office:document-meta>
</file>